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What it is meant to d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 Persona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 Persona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 Persona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cif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inimal list of requir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 Diagr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 compressed Chen notation</text:p>
              </text:list-item>
              <text:list-item>
                <text:p>With description of attributes in each ent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fra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 show main functionality of the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fra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 show main functionality of the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fra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 show main functionality of the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fra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 show main functionality of the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fra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 show main functionality of the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lkthrough of main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y include site map and/or site UR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lkthrough of main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y include site map and/or site UR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2:25:43.770700703</meta:creation-date>
    <dc:date>2017-02-20T12:37:05.287380489</dc:date>
    <meta:editing-duration>PT29S</meta:editing-duration>
    <meta:editing-cycles>1</meta:editing-cycles>
    <meta:document-statistic meta:object-count="73"/>
    <meta:generator>LibreOffice/5.1.4.2$Linux_X86_64 LibreOffice_project/10m0$Build-2</meta:generator>
  </office:meta>
</office:document-meta>
</file>